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AddressForm.CreateAddres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AddressForm.CreateAddressForm( 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AddressForm.validate( ActionMapping mapping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eateAddressForm.setUserId(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